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Times-Roman" svg:font-family="Times-Roman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3d3d3d" style:font-name="Helvetica" fo:font-size="13pt" fo:letter-spacing="normal" fo:font-weight="normal" style:letter-kerning="false" style:font-size-asian="13pt" style:font-weight-asian="normal"/>
    </style:style>
    <style:style style:name="P3" style:family="paragraph" style:parent-style-name="Standard">
      <style:paragraph-properties>
        <style:tab-stops>
          <style:tab-stop style:position="0.998cm"/>
        </style:tab-stops>
      </style:paragraph-properties>
      <style:text-properties fo:color="#3d3d3d" style:font-name="Helvetica" fo:font-size="13pt" fo:letter-spacing="normal" fo:font-weight="normal" style:letter-kerning="false" style:font-size-asian="13pt" style:font-weight-asian="normal"/>
    </style:style>
    <style:style style:name="P4" style:family="paragraph" style:parent-style-name="Standard">
      <style:text-properties fo:color="#3d3d3d" style:font-name="Helvetica" fo:font-size="12pt" fo:letter-spacing="normal" fo:font-weight="normal" style:letter-kerning="false" style:font-size-asian="12pt" style:font-weight-asian="normal"/>
    </style:style>
    <style:style style:name="P5" style:family="paragraph" style:parent-style-name="Standard">
      <style:paragraph-properties>
        <style:tab-stops>
          <style:tab-stop style:position="0.998cm"/>
        </style:tab-stops>
      </style:paragraph-properties>
      <style:text-properties fo:color="#3d3d3d" style:font-name="Helvetica" fo:font-size="12pt" fo:letter-spacing="normal" fo:font-weight="normal" style:letter-kerning="false" style:font-size-asian="12pt" style:font-weight-asian="normal"/>
    </style:style>
    <style:style style:name="P6" style:family="paragraph" style:parent-style-name="Standard">
      <style:text-properties fo:color="#3d3d3d" style:font-name="Helvetica-Bold" fo:font-size="12pt" fo:letter-spacing="normal" fo:font-weight="bold" style:letter-kerning="false" style:font-size-asian="12pt" style:font-weight-asian="bold"/>
    </style:style>
    <style:style style:name="P7" style:family="paragraph" style:parent-style-name="Standard">
      <style:text-properties fo:color="#3d3d3d" style:font-name="Helvetica-Bold" fo:font-size="18pt" fo:letter-spacing="normal" fo:font-weight="bold" style:letter-kerning="false" style:font-size-asian="18pt" style:font-weight-asian="bold"/>
    </style:style>
    <style:style style:name="P8" style:family="paragraph" style:parent-style-name="Standard">
      <style:paragraph-properties>
        <style:tab-stops>
          <style:tab-stop style:position="0.998cm"/>
        </style:tab-stops>
      </style:paragraph-properties>
    </style:style>
    <style:style style:name="P9" style:family="paragraph" style:parent-style-name="Standard">
      <style:text-properties fo:color="#000000" style:font-name="Helvetica" fo:font-size="12pt" fo:letter-spacing="normal" fo:font-weight="normal" style:letter-kerning="false" style:font-size-asian="12pt" style:font-weight-asian="normal"/>
    </style:style>
    <style:style style:name="P10" style:family="paragraph" style:parent-style-name="Standard">
      <style:text-properties fo:color="#424242" style:font-name="Helvetica" fo:font-size="12pt" fo:letter-spacing="normal" fo:font-weight="normal" style:letter-kerning="false" style:font-size-asian="12pt" style:font-weight-asian="normal"/>
    </style:style>
    <style:style style:name="P11" style:family="paragraph" style:parent-style-name="Standard">
      <style:text-properties officeooo:paragraph-rsid="001d7da4"/>
    </style:style>
    <style:style style:name="P12" style:family="paragraph" style:parent-style-name="Standard">
      <style:text-properties fo:font-weight="bold" officeooo:paragraph-rsid="001d7da4" style:font-weight-asian="bold" style:font-weight-complex="bold"/>
    </style:style>
    <style:style style:name="P13" style:family="paragraph" style:parent-style-name="Standard" style:list-style-name="L1">
      <style:paragraph-properties>
        <style:tab-stops>
          <style:tab-stop style:position="0.388cm"/>
          <style:tab-stop style:position="1.27cm"/>
        </style:tab-stops>
      </style:paragraph-properties>
    </style:style>
    <style:style style:name="P14" style:family="paragraph" style:parent-style-name="Standard" style:list-style-name="WWNum1">
      <style:paragraph-properties>
        <style:tab-stops>
          <style:tab-stop style:position="0.388cm"/>
          <style:tab-stop style:position="1.27cm"/>
        </style:tab-stops>
      </style:paragraph-properties>
    </style:style>
    <style:style style:name="P15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</style:style>
    <style:style style:name="P16" style:family="paragraph" style:parent-style-name="Standard" style:list-style-name="WWNum4">
      <style:paragraph-properties>
        <style:tab-stops>
          <style:tab-stop style:position="0.388cm"/>
          <style:tab-stop style:position="1.27cm"/>
        </style:tab-stops>
      </style:paragraph-properties>
      <style:text-properties officeooo:paragraph-rsid="001d7da4"/>
    </style:style>
    <style:style style:name="P17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officeooo:paragraph-rsid="001d7da4"/>
    </style:style>
    <style:style style:name="P18" style:family="paragraph" style:parent-style-name="Standard" style:list-style-name="L5">
      <style:text-properties officeooo:paragraph-rsid="001d7da4"/>
    </style:style>
    <style:style style:name="P19" style:family="paragraph" style:parent-style-name="Standard" style:list-style-name="WWNum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20" style:family="paragraph" style:parent-style-name="Standard" style:list-style-name="WWNum2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21" style:family="paragraph" style:parent-style-name="Standard" style:list-style-name="WWNum3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22" style:family="paragraph" style:parent-style-name="Standard" style:list-style-name="WWNum4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officeooo:paragraph-rsid="001d7da4"/>
    </style:style>
    <style:style style:name="P23" style:family="paragraph" style:parent-style-name="Standard" style:list-style-name="WWNum5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24" style:family="paragraph" style:parent-style-name="Standard" style:list-style-name="WWNum5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officeooo:paragraph-rsid="001d7da4"/>
    </style:style>
    <style:style style:name="P25" style:family="paragraph" style:parent-style-name="Standard" style:list-style-name="WWNum10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26" style:family="paragraph" style:parent-style-name="Standard" style:list-style-name="L1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officeooo:paragraph-rsid="001d7da4"/>
    </style:style>
    <style:style style:name="P27" style:family="paragraph" style:parent-style-name="Standard" style:list-style-name="WWNum6">
      <style:paragraph-properties fo:margin-left="0cm" fo:margin-right="0cm" fo:text-indent="0cm" style:auto-text-indent="false"/>
    </style:style>
    <style:style style:name="P28" style:family="paragraph" style:parent-style-name="Standard" style:list-style-name="WWNum7">
      <style:paragraph-properties fo:margin-left="0cm" fo:margin-right="0cm" fo:text-indent="0cm" style:auto-text-indent="false"/>
    </style:style>
    <style:style style:name="P29" style:family="paragraph" style:parent-style-name="Standard" style:list-style-name="WWNum7">
      <style:paragraph-properties fo:margin-left="0cm" fo:margin-right="0cm" fo:text-indent="0cm" style:auto-text-indent="false"/>
      <style:text-properties officeooo:paragraph-rsid="001d7da4"/>
    </style:style>
    <style:style style:name="P30" style:family="paragraph" style:parent-style-name="Standard" style:list-style-name="WWNum7">
      <style:paragraph-properties fo:margin-left="0cm" fo:margin-right="0cm" fo:text-indent="0cm" style:auto-text-indent="false"/>
      <style:text-properties fo:font-weight="bold" officeooo:paragraph-rsid="001d7da4" style:font-weight-asian="bold" style:font-weight-complex="bold"/>
    </style:style>
    <style:style style:name="P31" style:family="paragraph" style:parent-style-name="Standard">
      <style:paragraph-properties fo:margin-top="0cm" fo:margin-bottom="0.423cm" loext:contextual-spacing="false"/>
    </style:style>
    <style:style style:name="P32" style:family="paragraph" style:parent-style-name="Standard" style:master-page-name="Standard">
      <style:paragraph-properties style:page-number="auto"/>
    </style:style>
    <style:style style:name="T1" style:family="text">
      <style:text-properties fo:color="#3d3d3d" style:font-name="Helvetica-Bold" fo:font-size="13pt" fo:letter-spacing="normal" fo:font-weight="bold" style:letter-kerning="false" style:font-size-asian="13pt" style:font-weight-asian="bold"/>
    </style:style>
    <style:style style:name="T2" style:family="text">
      <style:text-properties fo:color="#3d3d3d" style:font-name="Helvetica-Bold" fo:font-size="12pt" fo:letter-spacing="normal" fo:font-weight="bold" style:letter-kerning="false" style:font-size-asian="12pt" style:font-weight-asian="bold"/>
    </style:style>
    <style:style style:name="T3" style:family="text">
      <style:text-properties fo:color="#3d3d3d" style:font-name="Helvetica-Bold" fo:font-size="18pt" fo:letter-spacing="normal" fo:font-weight="bold" style:letter-kerning="false" style:font-size-asian="18pt" style:font-weight-asian="bold"/>
    </style:style>
    <style:style style:name="T4" style:family="text">
      <style:text-properties fo:color="#3d3d3d" style:font-name="Helvetica" fo:font-size="13pt" fo:letter-spacing="normal" fo:font-weight="normal" style:letter-kerning="false" style:font-size-asian="13pt" style:font-weight-asian="normal"/>
    </style:style>
    <style:style style:name="T5" style:family="text">
      <style:text-properties fo:color="#3d3d3d" style:font-name="Helvetica" fo:font-size="13pt" fo:letter-spacing="normal" fo:font-weight="normal" style:letter-kerning="true" style:font-size-asian="13pt" style:font-weight-asian="normal"/>
    </style:style>
    <style:style style:name="T6" style:family="text">
      <style:text-properties fo:color="#3d3d3d" style:font-name="Helvetica" fo:font-size="12pt" fo:letter-spacing="normal" fo:font-weight="normal" style:letter-kerning="true" style:font-size-asian="12pt" style:font-weight-asian="normal"/>
    </style:style>
    <style:style style:name="T7" style:family="text">
      <style:text-properties fo:color="#3d3d3d" style:font-name="Helvetica" fo:font-size="12pt" fo:letter-spacing="normal" fo:font-weight="normal" style:letter-kerning="false" style:font-size-asian="12pt" style:font-weight-asian="normal"/>
    </style:style>
    <style:style style:name="T8" style:family="text">
      <style:text-properties fo:color="#3d3d3d" style:font-name="Helvetica" fo:font-size="18pt" fo:letter-spacing="normal" fo:font-weight="normal" style:letter-kerning="false" style:font-size-asian="18pt" style:font-weight-asian="normal"/>
    </style:style>
    <style:style style:name="T9" style:family="text">
      <style:text-properties fo:color="#3d3d3d" style:font-name="Helvetica" fo:font-size="18pt" fo:letter-spacing="normal" style:letter-kerning="false" style:font-size-asian="18pt"/>
    </style:style>
    <style:style style:name="T10" style:family="text">
      <style:text-properties fo:color="#3d3d3d" style:font-name="Menlo-Regular" fo:font-size="12pt" fo:letter-spacing="normal" fo:font-weight="normal" style:letter-kerning="false" style:font-size-asian="12pt" style:font-weight-asian="normal"/>
    </style:style>
    <style:style style:name="T11" style:family="text">
      <style:text-properties fo:color="#424242" style:font-name="Helvetica" fo:font-size="12pt" fo:letter-spacing="normal" fo:font-weight="normal" style:letter-kerning="false" style:font-size-asian="12pt" style:font-weight-asian="normal"/>
    </style:style>
    <style:style style:name="T12" style:family="text">
      <style:text-properties fo:color="#424242" style:font-name="Helvetica-Bold" fo:font-size="12pt" fo:letter-spacing="normal" fo:font-weight="bold" style:letter-kerning="false" style:font-size-asian="12pt" style:font-weight-asian="bold"/>
    </style:style>
    <style:style style:name="T13" style:family="text">
      <style:text-properties fo:color="#000000" style:font-name="Times-Roman" fo:font-size="12pt" fo:letter-spacing="normal" fo:font-weight="normal" style:letter-kerning="true" style:font-size-asian="12pt" style:font-weight-asian="normal"/>
    </style:style>
    <style:style style:name="T14" style:family="text">
      <style:text-properties fo:color="#000000" style:font-name="Times-Roman" fo:font-size="12pt" fo:letter-spacing="normal" fo:font-weight="normal" style:letter-kerning="false" style:font-size-asian="12pt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9cm" fo:text-indent="-0.635cm" fo:margin-left="1.2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4cm" fo:text-indent="-0.635cm" fo:margin-left="1.9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9cm" fo:text-indent="-0.635cm" fo:margin-left="2.5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84cm" fo:text-indent="-0.635cm" fo:margin-left="3.1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9cm" fo:text-indent="-0.635cm" fo:margin-left="3.8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54cm" fo:text-indent="-0.635cm" fo:margin-left="4.4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9cm" fo:text-indent="-0.635cm" fo:margin-left="5.0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24cm" fo:text-indent="-0.635cm" fo:margin-left="5.7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9cm" fo:text-indent="-0.635cm" fo:margin-left="6.3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94cm" fo:text-indent="-0.635cm" fo:margin-left="6.99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Nodes:</text:span></text:p>
      <text:p text:style-name="Standard"><text:span text:style-name="T4">These are software processes that do 'stuff' (e.g. process data, command hardware, execute algorithms). Nodes provide modularity to robotic projects that use ROS.</text:span></text:p>
      <text:p text:style-name="P2"/>
      <text:p text:style-name="Standard"><text:span text:style-name="T1">Topics:</text:span></text:p>
      <text:p text:style-name="Standard"><text:span text:style-name="T4">Transport information between nodes, in the form of messages.</text:span></text:p>
      <text:p text:style-name="P2"/>
      <text:p text:style-name="Standard"><text:span text:style-name="T4">Ways to inspect a ROS node:</text:span></text:p>
      <text:p text:style-name="P2"/>
      <text:list xml:id="list3930133027" text:style-name="L1">
        <text:list-item>
          <text:p text:style-name="P13"><text:span text:style-name="T4">Simply list all currently running nodes in the terminal:</text:span></text:p>
        </text:list-item>
      </text:list>
      <text:list xml:id="list2118823790" text:style-name="WWNum1">
        <text:list-header>
          <text:p text:style-name="P19"><text:span text:style-name="T4"><text:s text:c="4"/><text:tab/>rosnode list</text:span></text:p>
        </text:list-header>
        <text:list-item>
          <text:p text:style-name="P14"><text:span text:style-name="T4">Make a visual graph of all running nodes and their connections:</text:span></text:p>
        </text:list-item>
      </text:list>
      <text:list xml:id="list1547429602" text:style-name="WWNum2">
        <text:list-header>
          <text:p text:style-name="P20"><text:span text:style-name="T4"><text:s text:c="4"/><text:tab/>rqt_graph</text:span></text:p>
        </text:list-header>
      </text:list>
      <text:list xml:id="list3406140431" text:style-name="L3">
        <text:list-item>
          <text:p text:style-name="P15"><text:span text:style-name="T4">List information about a specific node in the terminal:</text:span></text:p>
        </text:list-item>
      </text:list>
      <text:list xml:id="list1169256992" text:style-name="WWNum3">
        <text:list-header>
          <text:p text:style-name="P21"><text:span text:style-name="T5"><text:s text:c="4"/><text:tab/></text:span><text:span text:style-name="T4">rosnode info &lt;node_name&gt;</text:span></text:p>
        </text:list-header>
      </text:list>
      <text:p text:style-name="P2"/>
      <text:p text:style-name="P11"><text:span text:style-name="T4">Ways to inspect topics:</text:span></text:p>
      <text:list xml:id="list2061691714" text:style-name="L5">
        <text:list-item>
          <text:p text:style-name="P18"><text:span text:style-name="T4">Display a list of all topics that are currently being exchanged between active nodes</text:span></text:p>
        </text:list-item>
      </text:list>
      <text:list xml:id="list396021285" text:style-name="WWNum4">
        <text:list-header>
          <text:p text:style-name="P22"><text:span text:style-name="T5"><text:s text:c="4"/><text:tab/><text:tab/></text:span><text:span text:style-name="T4">rostopic list</text:span></text:p>
        </text:list-header>
        <text:list-item>
          <text:p text:style-name="P16"><text:span text:style-name="T4">Display information about the data structure of a specific topic <text:s/></text:span></text:p>
        </text:list-item>
      </text:list>
      <text:list xml:id="list53740924" text:style-name="WWNum5">
        <text:list-header>
          <text:p text:style-name="P24"><text:span text:style-name="T5"><text:s text:c="4"/><text:tab/><text:tab/></text:span><text:span text:style-name="T4">rostopic info &lt;topic_name&gt;</text:span></text:p>
        </text:list-header>
      </text:list>
      <text:p text:style-name="P17"><text:span text:style-name="T4"/></text:p>
      <text:list xml:id="list983221250" text:style-name="L11">
        <text:list-item>
          <text:p text:style-name="P26"><text:span text:style-name="T4"><text:s text:c="10"/>Print the current content of a topic in the terminal</text:span></text:p>
        </text:list-item>
      </text:list>
      <text:list xml:id="list154101819118978" text:continue-list="list53740924" text:style-name="WWNum5">
        <text:list-header>
          <text:p text:style-name="P23"><text:span text:style-name="T5"><text:s text:c="4"/><text:tab/><text:tab/></text:span><text:span text:style-name="T4">rostopic echo &lt;topic_name&gt;</text:span></text:p>
        </text:list-header>
      </text:list>
      <text:p text:style-name="P3"/>
      <text:p text:style-name="P3"/>
      <text:list xml:id="list1551289228" text:style-name="WWNum6">
        <text:list-header>
          <text:p text:style-name="P27"><text:span text:style-name="T1">Publisher Nodes:</text:span></text:p>
          <text:p text:style-name="P27"><text:span text:style-name="T4">A ROS node that generates information is called a publisher. A publisher sends information to nodes via topics. With robotics often these publishers are connected with sensors like cameras, encoders, etc.</text:span></text:p>
        </text:list-header>
      </text:list>
      <text:p text:style-name="P3"/>
      <text:list xml:id="list567147474" text:style-name="WWNum7">
        <text:list-header>
          <text:p text:style-name="P28"><text:span text:style-name="T1">Subscriber Nodes:</text:span></text:p>
          <text:p text:style-name="P29"><text:span text:style-name="T4">A ROS node that receives information is called a subscriber. It's subscribed to information in a topic and uses topic callback functions to process the received information. With robotics, subscribers typically monitor system states such as triggering an alert when the robot reaches joint limits.</text:span></text:p>
          <text:p text:style-name="P29"><text:span text:style-name="T6"/></text:p>
          <text:p text:style-name="P30"><text:span text:style-name="T9">ROS File System</text:span></text:p>
        </text:list-header>
      </text:list>
      <text:p text:style-name="P8"><text:span text:style-name="T7"/></text:p>
      <text:p text:style-name="P8"><text:span text:style-name="T7">ROS-Catkin Workspace:</text:span></text:p>
      <text:p text:style-name="P8"><text:span text:style-name="T7">Folder which you can organize various ROS project files.</text:span></text:p>
      <text:p text:style-name="P5"/>
      <text:p text:style-name="P8"><text:span text:style-name="T7">ROS Package:</text:span></text:p>
      <text:p text:style-name="P8"><text:span text:style-name="T7">Organizes different function modules in a ROS application.</text:span></text:p>
      <text:p text:style-name="P5"><text:soft-page-break/></text:p>
      <text:p text:style-name="P5">Catkin:</text:p>
      <text:p text:style-name="P8"><text:span text:style-name="T7">A build tool that compiles source files to binaries.</text:span></text:p>
      <text:p text:style-name="P5"/>
      <text:p text:style-name="Standard"><text:span text:style-name="T2">src</text:span><text:span text:style-name="T7"> space: contains source code, this will be your main work folder</text:span></text:p>
      <text:p text:style-name="Standard"><text:span text:style-name="T2">devel</text:span><text:span text:style-name="T7"> space: contains setup files for the project ROS environment</text:span></text:p>
      <text:p text:style-name="Standard"><text:span text:style-name="T2">build</text:span><text:span text:style-name="T7"> space: contains the compiled binary files</text:span></text:p>
      <text:p text:style-name="P4"/>
      <text:p text:style-name="Standard"><text:span text:style-name="T7">Workspace Creation:</text:span></text:p>
      <text:p text:style-name="Standard"><text:span text:style-name="T7">$ mkdir -p new_ros_ws/src</text:span></text:p>
      <text:p text:style-name="Standard"><text:span text:style-name="T7">$ cd new_ros_ws</text:span></text:p>
      <text:p text:style-name="Standard"><text:span text:style-name="T7">$ /opt/ros/melodic/setup.bash</text:span></text:p>
      <text:p text:style-name="Standard"><text:span text:style-name="T7">$ catkin init </text:span></text:p>
      <text:p text:style-name="Standard"><text:span text:style-name="T7">$ catkin build</text:span></text:p>
      <text:p text:style-name="P4"/>
      <text:p text:style-name="Standard"><text:span text:style-name="T7">ROS Package Contains:</text:span></text:p>
      <text:p text:style-name="Standard"><text:span text:style-name="T7">CMakeList.txt(Indicate that the folder is a ROS package file)</text:span></text:p>
      <text:p text:style-name="Standard"><text:span text:style-name="T7">package.xml(Indicate that the folder is a ROS package file)</text:span></text:p>
      <text:p text:style-name="Standard"><text:span text:style-name="T7">scripts/(Python scripts)</text:span></text:p>
      <text:p text:style-name="Standard"><text:span text:style-name="T7">src/(C++ source files)</text:span></text:p>
      <text:p text:style-name="P4"/>
      <text:p text:style-name="Standard"><text:span text:style-name="T7">ROS Package Creation:</text:span></text:p>
      <text:p text:style-name="Standard"><text:span text:style-name="T7">$ cd &lt;path_to_ros_ws&gt;/src</text:span></text:p>
      <text:p text:style-name="Standard"><text:span text:style-name="T7">$ catkin_create_pkg &lt;new_package_name&gt; <text:s/>&lt;new package dependencies&gt; </text:span></text:p>
      <text:p text:style-name="P11"><text:span text:style-name="T10">$ rosdep install &lt;package_name&gt; (Installs deps)</text:span></text:p>
      <text:p text:style-name="P11"><text:span text:style-name="T10"/></text:p>
      <text:p text:style-name="P12"><text:span text:style-name="T9">ROS Custom Message Types</text:span></text:p>
      <text:p text:style-name="P6"/>
      <text:p text:style-name="Standard"><text:span text:style-name="T7">Information that processed by nodes which organized as data structures.</text:span></text:p>
      <text:p text:style-name="P6"/>
      <text:p text:style-name="Standard"><text:span text:style-name="T2">ROS Message Types:</text:span></text:p>
      <text:p text:style-name="Standard"><text:span text:style-name="T11">Basic message type was used in the publisher and subscriber example.   </text:span></text:p>
      <text:p text:style-name="Standard"><text:span text:style-name="T11">ROS-based robotic application – information is mainly in floating point numbers, possibly combined with integers and strings.  </text:span></text:p>
      <text:p text:style-name="P31"><text:span text:style-name="T11">Examples: Robot joint angles with corresponding joint names, distance sensor information, robot position in 3D and so on. </text:span></text:p>
      <text:p text:style-name="P31"><text:span text:style-name="T12">Derived Message Types:</text:span></text:p>
      <text:p text:style-name="Standard"><text:span text:style-name="T2">Point message type: </text:span></text:p>
      <text:p text:style-name="Standard"><text:span text:style-name="T7">float x </text:span></text:p>
      <text:p text:style-name="Standard"><text:span text:style-name="T7">float y </text:span></text:p>
      <text:p text:style-name="Standard"><text:span text:style-name="T7">float z </text:span></text:p>
      <text:p text:style-name="P4"/>
      <text:p text:style-name="Standard"><text:span text:style-name="T2">PointStamped message type: </text:span></text:p>
      <text:p text:style-name="Standard"><text:span text:style-name="T7">time stamp string reference_frame </text:span></text:p>
      <text:p text:style-name="Standard"><text:span text:style-name="T7">float x </text:span></text:p>
      <text:p text:style-name="Standard"><text:span text:style-name="T7">float y </text:span></text:p>
      <text:p text:style-name="Standard"><text:span text:style-name="T7">float z</text:span></text:p>
      <text:p text:style-name="Standard"><text:span text:style-name="T7"><text:s/></text:span></text:p>
      <text:p text:style-name="Standard"><text:soft-page-break/><text:span text:style-name="T2">Pose message type: </text:span></text:p>
      <text:p text:style-name="Standard"><text:span text:style-name="T7">position </text:span></text:p>
      <text:p text:style-name="Standard"><text:span text:style-name="T7">float x </text:span></text:p>
      <text:p text:style-name="Standard"><text:span text:style-name="T7">float y </text:span></text:p>
      <text:p text:style-name="Standard"><text:span text:style-name="T7">float z </text:span></text:p>
      <text:p text:style-name="Standard"><text:span text:style-name="T7">orientation </text:span></text:p>
      <text:p text:style-name="Standard"><text:span text:style-name="T7">float x </text:span></text:p>
      <text:p text:style-name="Standard"><text:span text:style-name="T7">float y </text:span></text:p>
      <text:p text:style-name="Standard"><text:span text:style-name="T7">float z </text:span></text:p>
      <text:p text:style-name="Standard"><text:span text:style-name="T7">float w </text:span></text:p>
      <text:p text:style-name="P4"/>
      <text:p text:style-name="Standard"><text:span text:style-name="T7">Custom ROS message – example: </text:span></text:p>
      <text:p text:style-name="P4"/>
      <text:p text:style-name="Standard"><text:span text:style-name="T7">• Purchased a new ultrasound sensor. </text:span></text:p>
      <text:p text:style-name="Standard"><text:span text:style-name="T7">• Requirement – new message type SensorInformation • a ROS message type for interfacing with distance sensors </text:span></text:p>
      <text:p text:style-name="Standard"><text:span text:style-name="T7">• a string for the name of the manufacturer • an unsigned Integer sensor part number </text:span></text:p>
      <text:p text:style-name="P4"/>
      <text:p text:style-name="Standard"><text:span text:style-name="T7">sensor_msgs/Range sensor_data</text:span></text:p>
      <text:p text:style-name="Standard"><text:span text:style-name="T7">string maker_name</text:span></text:p>
      <text:p text:style-name="Standard"><text:span text:style-name="T7">uint32 part_number</text:span></text:p>
      <text:p text:style-name="P4"/>
      <text:p text:style-name="Standard"><text:span text:style-name="T7">Note: $ rosmsg show sensor_msgs/ + TAB -&gt; shows created message types.</text:span></text:p>
      <text:p text:style-name="P4"/>
      <text:p text:style-name="P1"><text:span text:style-name="T8">ROS Services</text:span></text:p>
      <text:p text:style-name="Standard"><text:span text:style-name="T7">Used for event-based execution in ROS applications.</text:span></text:p>
      <text:p text:style-name="P4"/>
      <text:p text:style-name="Standard"><text:span text:style-name="T7">The nomenclature for ROS services: One ROS node is the service server. It advertises a service, and makes it available to other nodes. Another node is the service client. It sends a request message to the service server once the service is available</text:span></text:p>
      <text:p text:style-name="P4"/>
      <text:p text:style-name="Standard"><text:span text:style-name="T7">ROS Services Cmds:</text:span></text:p>
      <text:p text:style-name="Standard"><text:span text:style-name="T7">$ rosservice list #List all available ROS services</text:span></text:p>
      <text:p text:style-name="Standard"><text:span text:style-name="T7">$ call &lt;service name&gt; &lt;arguments corresponding to the service request field&gt; <text:s/>#Call a ROS service</text:span></text:p>
      <text:p text:style-name="P9"/>
      <text:p text:style-name="Standard"><text:span text:style-name="T7">Example Srv File:</text:span></text:p>
      <text:p text:style-name="P4"/>
      <text:p text:style-name="Standard"><text:span text:style-name="T7">float64 measurement_metres #Request field</text:span></text:p>
      <text:p text:style-name="Standard"><text:span text:style-name="T7">——— <text:s text:c="36"/>#Demarcation between request and response</text:span></text:p>
      <text:p text:style-name="Standard"><text:span text:style-name="T7">float64 measurement_feet. <text:s text:c="4"/>#Response field</text:span></text:p>
      <text:p text:style-name="Standard"><text:span text:style-name="T7">Bool succes</text:span></text:p>
      <text:p text:style-name="P4"/>
      <text:p text:style-name="Standard"><text:span text:style-name="T7">Attention!!!</text:span></text:p>
      <text:p text:style-name="Standard"><text:span text:style-name="T7">________________________________________________________</text:span></text:p>
      <text:p text:style-name="Standard"><text:span text:style-name="T7"><text:s/>ROS services block the program flow.</text:span></text:p>
      <text:p text:style-name="P4"/>
      <text:p text:style-name="Standard"><text:span text:style-name="T7"><text:s/>Useful for designing sequential behaviors</text:span></text:p>
      <text:p text:style-name="P4"/>
      <text:p text:style-name="Standard"><text:soft-page-break/><text:span text:style-name="T7"><text:s/>Desirable to have quickly executing computations in service callback.</text:span></text:p>
      <text:p text:style-name="Standard"><text:span text:style-name="T7">________________________________________________________</text:span></text:p>
      <text:p text:style-name="P4"/>
      <text:p text:style-name="P1"><text:span text:style-name="T3">ROS Actions</text:span></text:p>
      <text:p text:style-name="Standard"><text:span text:style-name="T2">Action Server:</text:span></text:p>
      <text:p text:style-name="Standard"><text:span text:style-name="T7">A ROS Node that advertise an action, so that other nodes can request action goals to be processed.</text:span></text:p>
      <text:p text:style-name="Standard"><text:span text:style-name="T2">Action Client:</text:span></text:p>
      <text:p text:style-name="Standard"><text:span text:style-name="T7">A ROS Node that sends goal requests to the action server.</text:span></text:p>
      <text:p text:style-name="P4"/>
      <text:p text:style-name="Standard"><text:span text:style-name="T7">Actions Message Types:</text:span></text:p>
      <text:p text:style-name="Standard"><text:span text:style-name="T7">goal(request)</text:span></text:p>
      <text:p text:style-name="Standard"><text:span text:style-name="T7">The result(response)</text:span></text:p>
      <text:p text:style-name="Standard"><text:span text:style-name="T7">Feedback</text:span></text:p>
      <text:p text:style-name="P7"/>
      <text:p text:style-name="Standard"><text:span text:style-name="T11">ROS Actions – an example action definition:</text:span></text:p>
      <text:p text:style-name="P10"/>
      <text:p text:style-name="Standard"><text:span text:style-name="T11"><text:s/></text:span><text:span text:style-name="T7">• Requirement: counter with a 1s delay between each count. </text:span></text:p>
      <text:list xml:id="list1623837340" text:style-name="WWNum10">
        <text:list-header>
          <text:p text:style-name="P25"><text:span text:style-name="T6"><text:tab/><text:tab/></text:span><text:span text:style-name="T7">•  goal message – number to count up to (uint32)  </text:span></text:p>
          <text:p text:style-name="P25"><text:span text:style-name="T6"><text:tab/><text:tab/></text:span><text:span text:style-name="T7">•  result message – status message (string)  </text:span></text:p>
          <text:p text:style-name="P25"><text:span text:style-name="T6"><text:tab/><text:tab/></text:span><text:span text:style-name="T7">•  feedback message – number of counts completed (uint32) </text:span></text:p>
          <text:p text:style-name="P25"><text:span text:style-name="T13"><text:tab/><text:tab/></text:span></text:p>
          <text:p text:style-name="P25"><text:span text:style-name="T6">uint32 num_counts </text:span></text:p>
          <text:p text:style-name="P25"><text:span text:style-name="T6">———</text:span></text:p>
          <text:p text:style-name="P25"><text:span text:style-name="T6">string result_message</text:span></text:p>
          <text:p text:style-name="P25"><text:span text:style-name="T6">———</text:span></text:p>
          <text:p text:style-name="P25"><text:span text:style-name="T6">uint32 counts_elapsed </text:span><text:span text:style-name="T14"> </text:span></text:p>
          <text:p text:style-name="P25"><text:span text:style-name="T7">ROS Actions cmds:</text:span></text:p>
        </text:list-header>
      </text:list>
      <text:p text:style-name="Standard"><text:span text:style-name="T7">$ rosrun actionlib_msgs genaction.py &lt;path_to_action_file&gt; <text:s/>#Generate action messages manually</text:span></text:p>
      <text:p text:style-name="P11"><text:span text:style-name="T7">$ rosmsg show &lt;stack_name&gt;_msgs/&lt;ActionMessage&gt; #Show the contents of an action message</text:span></text:p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Times-Roman" svg:font-family="Times-Roman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7T15:41:01.586638549</dc:date>
    <meta:editing-duration>PT23S</meta:editing-duration>
    <meta:editing-cycles>1</meta:editing-cycles>
    <meta:document-statistic meta:table-count="0" meta:image-count="0" meta:object-count="0" meta:page-count="4" meta:paragraph-count="123" meta:word-count="748" meta:character-count="5048" meta:non-whitespace-character-count="4295"/>
    <meta:generator>LibreOffice/6.0.7.3$Linux_X86_64 LibreOffice_project/00m0$Build-3</meta:generator>
  </office:meta>
</office:document-meta>
</file>